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6.A2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5"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74cm" fo:border-left="none" fo:border-right="none" fo:border-top="none" fo:border-bottom="0.035cm solid #000000" style:join-border="false"/>
      <style:text-properties style:font-name="Optima1"/>
    </style:style>
    <style:style style:name="P15" style:family="paragraph" style:parent-style-name="Table_20_Contents">
      <style:text-properties style:font-name="Monaco1" fo:font-size="9pt" style:font-size-asian="9pt" style:font-size-complex="9pt"/>
    </style:style>
    <style:style style:name="P16" style:family="paragraph" style:parent-style-name="Table_20_Contents">
      <style:paragraph-properties fo:text-align="end" style:justify-single-word="false"/>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font-name="Tahoma2" fo:font-size="11pt" fo:background-color="#ffff00" style:font-size-asian="11pt" style:font-size-complex="11pt"/>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List">
      <style:paragraph-properties fo:margin-left="2.341cm" fo:margin-right="0cm" fo:text-indent="0cm" style:auto-text-indent="false"/>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Contents_20_1">
      <style:paragraph-properties>
        <style:tab-stops>
          <style:tab-stop style:position="0cm"/>
          <style:tab-stop style:position="3cm"/>
        </style:tab-stops>
      </style:paragraph-properties>
    </style:style>
    <style:style style:name="P28" style:family="paragraph" style:parent-style-name="Contents_20_2">
      <style:paragraph-properties>
        <style:tab-stops>
          <style:tab-stop style:position="0cm"/>
        </style:tab-stops>
      </style:paragraph-properties>
    </style:style>
    <style:style style:name="P29" style:family="paragraph" style:parent-style-name="Standard" style:master-page-name="Index">
      <style:paragraph-properties style:page-number="auto"/>
    </style:style>
    <style:style style:name="P30" style:family="paragraph" style:parent-style-name="List" style:list-style-name="L15"/>
    <style:style style:name="P31" style:family="paragraph" style:parent-style-name="List" style:list-style-name="L1">
      <style:paragraph-properties fo:margin-left="2.341cm" fo:margin-right="0cm" fo:text-indent="0cm" style:auto-text-indent="false"/>
    </style:style>
    <style:style style:name="P32" style:family="paragraph" style:parent-style-name="List" style:list-style-name="L11">
      <style:paragraph-properties fo:margin-left="2.341cm" fo:margin-right="0cm" fo:text-indent="0cm" style:auto-text-indent="false"/>
    </style:style>
    <style:style style:name="P33" style:family="paragraph" style:parent-style-name="List" style:list-style-name="L15">
      <style:paragraph-properties fo:margin-left="2.341cm" fo:margin-right="0cm" fo:text-indent="0cm" style:auto-text-indent="false"/>
    </style:style>
    <style:style style:name="P34" style:family="paragraph" style:parent-style-name="Table_20_Contents" style:list-style-name="L2"/>
    <style:style style:name="P35" style:family="paragraph" style:parent-style-name="Table_20_Contents" style:list-style-name="L3"/>
    <style:style style:name="P36" style:family="paragraph" style:parent-style-name="Table_20_Contents" style:list-style-name="L4"/>
    <style:style style:name="P37" style:family="paragraph" style:parent-style-name="Table_20_Contents" style:list-style-name="L5"/>
    <style:style style:name="P38" style:family="paragraph" style:parent-style-name="Table_20_Contents" style:list-style-name="L6"/>
    <style:style style:name="P39" style:family="paragraph" style:parent-style-name="Table_20_Contents" style:list-style-name="L7"/>
    <style:style style:name="P40" style:family="paragraph" style:parent-style-name="Table_20_Contents" style:list-style-name="L8"/>
    <style:style style:name="P41" style:family="paragraph" style:parent-style-name="Table_20_Contents" style:list-style-name="L9"/>
    <style:style style:name="P42" style:family="paragraph" style:parent-style-name="Table_20_Contents" style:list-style-name="L10"/>
    <style:style style:name="P43" style:family="paragraph" style:parent-style-name="Table_20_Contents" style:list-style-name="L12"/>
    <style:style style:name="P44" style:family="paragraph" style:parent-style-name="Table_20_Contents" style:list-style-name="L13"/>
    <style:style style:name="P45" style:family="paragraph" style:parent-style-name="Table_20_Contents" style:list-style-name="L14"/>
    <style:style style:name="P46" style:family="paragraph" style:parent-style-name="Table_20_Contents" style:list-style-name="L16"/>
    <style:style style:name="P47" style:family="paragraph" style:parent-style-name="Table_20_Contents" style:list-style-name="L14">
      <style:text-properties fo:font-weight="normal" style:font-weight-asian="normal" style:font-weight-complex="normal"/>
    </style:style>
    <style:style style:name="P48" style:family="paragraph" style:parent-style-name="Heading_20_1" style:master-page-name="Standard">
      <style:paragraph-properties style:page-number="auto"/>
    </style:style>
    <style:style style:name="P49" style:family="paragraph" style:parent-style-name="Heading_20_1">
      <style:paragraph-properties fo:break-before="page"/>
    </style:style>
    <style:style style:name="P50" style:family="paragraph" style:parent-style-name="Heading_20_2">
      <style:paragraph-properties fo:break-before="page"/>
    </style:style>
    <style:style style:name="P51"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3"/>
      <text:p text:style-name="P17">Scalable OpenGroupware.org (SOGo)<text:line-break/> – Inverse Edition 1.0.4</text:p>
      <text:p text:style-name="P14">Installation and Configuration Guide</text:p>
      <text:p text:style-name="P6"/>
      <text:p text:style-name="P29">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4 – August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5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Chapter 1<text:tab/>About this Guide <text:s text:c="2"/><text:tab/>3</text:p>
          <text:p text:style-name="P27">Chapter 2<text:tab/>Introduction <text:s text:c="2"/><text:tab/>4</text:p>
          <text:p text:style-name="P28">Architecture <text:s text:c="2"/><text:tab/>5</text:p>
          <text:p text:style-name="P27">Chapter 3<text:tab/>System Requirements <text:s text:c="2"/><text:tab/>6</text:p>
          <text:p text:style-name="P28">Assumptions <text:s text:c="2"/><text:tab/>6</text:p>
          <text:p text:style-name="P28">Minimum Hardware Requirements <text:s text:c="2"/><text:tab/>6</text:p>
          <text:p text:style-name="P28">Operating System Requirements <text:s text:c="2"/><text:tab/>8</text:p>
          <text:p text:style-name="P27">Chapter 4<text:tab/>Installation <text:s text:c="2"/><text:tab/>9</text:p>
          <text:p text:style-name="P28">Software Downloads <text:s text:c="2"/><text:tab/>9</text:p>
          <text:p text:style-name="P28">Software Installation <text:s text:c="2"/><text:tab/>9</text:p>
          <text:p text:style-name="P27">Chapter 5<text:tab/>Configuration <text:s text:c="2"/><text:tab/>10</text:p>
          <text:p text:style-name="P28">Overview and General Preferences <text:s text:c="2"/><text:tab/>10</text:p>
          <text:p text:style-name="P28">Authentication using LDAP <text:s text:c="2"/><text:tab/>13</text:p>
          <text:p text:style-name="P28">LDAP Attributes Indexing <text:s text:c="2"/><text:tab/>15</text:p>
          <text:p text:style-name="P28">Database Configuration <text:s text:c="2"/><text:tab/>16</text:p>
          <text:p text:style-name="P28">SMTP Server Configuration <text:s text:c="2"/><text:tab/>17</text:p>
          <text:p text:style-name="P28">IMAP Server Configuration <text:s text:c="2"/><text:tab/>17</text:p>
          <text:p text:style-name="P28">Web Interface Configuration <text:s text:c="2"/><text:tab/>18</text:p>
          <text:p text:style-name="P28">SOGo Configuration Summary <text:s text:c="2"/><text:tab/>19</text:p>
          <text:p text:style-name="P28">Apache Configuration <text:s text:c="2"/><text:tab/>20</text:p>
          <text:p text:style-name="P28">Starting Services <text:s text:c="2"/><text:tab/>21</text:p>
          <text:p text:style-name="P27">Chapter 6<text:tab/>Managing User Accounts <text:s text:c="2"/><text:tab/>22</text:p>
          <text:p text:style-name="P28">Creating the SOGo Administrative Account <text:s text:c="2"/><text:tab/>22</text:p>
          <text:p text:style-name="P28">Creating a User Account <text:s text:c="2"/><text:tab/>22</text:p>
          <text:p text:style-name="P27">Chapter 7<text:tab/>Funambol <text:s text:c="2"/><text:tab/>24</text:p>
          <text:p text:style-name="P27"><text:soft-page-break/>Chapter 8<text:tab/>Using SOGo <text:s text:c="2"/><text:tab/>26</text:p>
          <text:p text:style-name="P28">SOGo Web Interface <text:s text:c="2"/><text:tab/>26</text:p>
          <text:p text:style-name="P28">Mozilla Thunderbird and Lightning <text:s text:c="2"/><text:tab/>26</text:p>
          <text:p text:style-name="P28">Funambol / Mobile Devices <text:s text:c="2"/><text:tab/>27</text:p>
          <text:p text:style-name="P28">Apple iCal 3 <text:s text:c="2"/><text:tab/>28</text:p>
          <text:p text:style-name="P27">Chapter 9<text:tab/>Additional Information <text:s text:c="2"/><text:tab/>29</text:p>
          <text:p text:style-name="P27">Chapter 10<text:tab/>Commercial Support and Contact Information <text:s text:c="2"/><text:tab/>30</text:p>
          <text:p text:style-name="P27">Chapter 11<text:tab/>GNU Free Documentation License <text:s text:c="2"/><text:tab/>31</text:p>
        </text:index-body>
      </text:table-of-content>
      <text:p text:style-name="Standard"/>
      <text:h text:style-name="P48"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4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50"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9" text:outline-level="1">System Requirements</text:h>
      <text:h text:style-name="Heading_20_2" text:outline-level="2">Assumptions</text:h>
      <text:p text:style-name="Standard">SOGo reuses many components in an infrastructure. Thus, it requires the following <text:s/>:</text:p>
      <text:list xml:id="list1225804404" text:style-name="L1">
        <text:list-header>
          <text:p text:style-name="P31">❏<text:tab/>Database server (MySQL, PostgreSQL or Oracle)</text:p>
          <text:p text:style-name="P31">❏<text:tab/>LDAP server (OpenLDAP, Novell eDirectory, Microsoft Active Directory and others)</text:p>
          <text:p text:style-name="P31">❏<text:tab/>SMTP server (Postfix, Sendmail and others)</text:p>
          <text:p text:style-name="P3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825991987" text:style-name="L2">
              <text:list-header>
                <text:p text:style-name="P34">◾ Intel or AMD CPU 1 GHz</text:p>
                <text:p text:style-name="P34">◾ 512 MB of RAM (without Funambol, 1 GB RAM otherwise)</text:p>
                <text:p text:style-name="P34">◾ 1 GB of disk space</text:p>
              </text:list-header>
            </text:list>
            <text:p text:style-name="Table_20_Contents"/>
            <text:p text:style-name="Table_20_Contents">Production</text:p>
            <text:list xml:id="list655030931" text:style-name="L3">
              <text:list-header>
                <text:p text:style-name="P35">◾ Intel or AMD CPU 3 GHz</text:p>
              </text:list-header>
            </text:list>
            <text:list xml:id="list645682425" text:style-name="L4">
              <text:list-header>
                <text:p text:style-name="P36">◾ 2048 MB of RAM</text:p>
              </text:list-header>
            </text:list>
            <text:list xml:id="list482989948" text:style-name="L3">
              <text:list-header>
                <text:p text:style-name="P35">◾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291648314" text:style-name="L5">
              <text:list-header>
                <text:p text:style-name="P37">◾ Intel or AMD CPU 1.5 GHz</text:p>
              </text:list-header>
            </text:list>
            <text:list xml:id="list717530574" text:style-name="L6">
              <text:list-header>
                <text:p text:style-name="P38">◾ 1024x768 monitor resolution</text:p>
              </text:list-header>
            </text:list>
            <text:list xml:id="list957678943" text:style-name="L7">
              <text:list-header>
                <text:p text:style-name="P39">◾ 512 MB of RAM</text:p>
                <text:p text:style-name="P39">◾ 128 Kbps or higher network connection</text:p>
              </text:list-header>
            </text:list>
            <text:p text:style-name="Table_20_Contents"/>
            <text:p text:style-name="Table_20_Contents">Microsoft Windows</text:p>
            <text:list xml:id="list1579310153" text:style-name="L6">
              <text:list-header>
                <text:p text:style-name="P38">◾ Microsoft Windows XP SP2 or Vista</text:p>
              </text:list-header>
            </text:list>
            <text:p text:style-name="Table_20_Contents"/>
            <text:p text:style-name="Table_20_Contents">Apple Mac OS X</text:p>
            <text:list xml:id="list2009544013" text:style-name="L8">
              <text:list-header>
                <text:p text:style-name="P40">◾ Apple Mac OS X 10.2 to 10.5</text:p>
                <text:p text:style-name="P40">◾ Apple Mac OS X 10.5 for iCal 3 support</text:p>
              </text:list-header>
            </text:list>
            <text:p text:style-name="Table_20_Contents"/>
            <text:p text:style-name="Table_20_Contents">Linux</text:p>
            <text:list xml:id="list472909752" text:style-name="L9">
              <text:list-header>
                <text:p text:style-name="P41">◾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2046707594" text:style-name="L10">
              <text:list-header>
                <text:p text:style-name="P42">◾ Palm OS based devices with Synthesis SyncML Client</text:p>
                <text:p text:style-name="P42">◾ Research In Motion (RIM) BlackBerry devices with NextHaus SyncJe</text:p>
                <text:p text:style-name="P42">◾ Microsoft Windows Mobile PocketPC or SmartPhone with the Funambol client</text:p>
              </text:list-header>
            </text:list>
          </table:table-cell>
        </table:table-row>
      </table:table>
      <text:p text:style-name="Standard"/>
      <text:h text:style-name="P50" text:outline-level="2">Operating System Requirements</text:h>
      <text:p text:style-name="Standard">The following 32-bit and 64-bit operating systems are currently supported by SOGo :</text:p>
      <text:list xml:id="list163474342" text:style-name="L11">
        <text:list-header>
          <text:p text:style-name="P32">❏<text:tab/>Red Hat Enterprise Linux 5.x Server</text:p>
          <text:p text:style-name="P32">❏<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9"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1">yum install sope49-gdl1-mysql</text:p>
      <text:p text:style-name="Standard">If you use Oracle Database (9i, 10g or 11g), proceed with the following command :</text:p>
      <text:p text:style-name="Code">yum install sope49-gdl1-oracle</text:p>
      <text:p text:style-name="P18"/>
      <text:p text:style-name="Standard">Once completed, SOGo will be fully installed on your server. You are now ready to configure it.</text:p>
      <text:h text:style-name="P4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423681111" text:style-name="L12">
              <text:list-header>
                <text:p text:style-name="P43">◾ YES – to use UTF-8 (recommended)</text:p>
                <text:p text:style-name="P43">◾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43">◾ YES – to use UTF-8 (recommended)</text:p>
                <text:p text:style-name="P43">◾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43">◾ YES – to use UTF-8 (recommended)</text:p>
                <text:p text:style-name="P43">◾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442142402" text:style-name="L13">
              <text:list-header>
                <text:p text:style-name="P44">◾ English</text:p>
                <text:p text:style-name="P44">◾ French</text:p>
                <text:p text:style-name="P44">◾ German</text:p>
                <text:p text:style-name="P44">◾ Italian</text:p>
                <text:p text:style-name="P44">◾ Russian</text:p>
                <text:p text:style-name="P44"><text:soft-page-break/>◾ Spanish</text:p>
                <text:p text:style-name="P44">◾ Wel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1128910002" text:style-name="L14">
              <text:list-header>
                <text:p text:style-name="P45">◾ YES – to send notifications</text:p>
                <text:p text:style-name="P45">◾ NO – to not send notifications</text:p>
                <text:p text:style-name="P45">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984761801" text:continue-numbering="true" text:style-name="L14">
              <text:list-header>
                <text:p text:style-name="P45">◾ Public</text:p>
                <text:p text:style-name="P45">◾ Confidential</text:p>
                <text:p text:style-name="P45">◾ Private</text:p>
                <text:p text:style-name="P45">And each string must end with one of those values:</text:p>
                <text:p text:style-name="P45">◾ Viewer</text:p>
                <text:p text:style-name="P45">◾ DAndTViewer</text:p>
                <text:p text:style-name="P45">◾ Modifier</text:p>
                <text:p text:style-name="P45">◾ Responder</text:p>
                <text:p text:style-name="P45">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ext:soft-page-break/>to specify those superuser's usernames like this :</text:p>
            <text:p text:style-name="P15"><text:span text:style-name="Code_20__28_inline_29_">SOGoSuperUsernames = (&lt;username1&gt;[, </text:span><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Defaults to <text:span text:style-name="T2">20000</text:span> when unset.</text:p>
          </table:table-cell>
        </table:table-row>
        <table:table-row>
          <table:table-cell table:style-name="Table25.A10" office:value-type="string">
            <text:p text:style-name="Table_20_Contents">WOApplicationRedirectURL</text:p>
          </table:table-cell>
          <table:table-cell table:style-name="Table25.A10" office:value-type="string">
            <text:p text:style-name="Table_20_Contents">This parameter <text:span text:style-name="T7">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text:soft-page-break/>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8"/>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each dictionary of the <text:span text:style-name="T2">SOGoLDAPSources</text:span> array are :</text:p>
          </table:table-cell>
        </table:table-row>
        <table:table-row>
          <table:table-cell table:style-name="Table26.A2" office:value-type="string">
            <text:p text:style-name="P16">id</text:p>
          </table:table-cell>
          <table:table-cell table:style-name="Table26.A2" office:value-type="string">
            <text:p text:style-name="P25">the identification name of the LDAP repository</text:p>
          </table:table-cell>
        </table:table-row>
        <table:table-row>
          <table:table-cell table:style-name="Table26.A2" office:value-type="string">
            <text:p text:style-name="P16">CNFieldName</text:p>
          </table:table-cell>
          <table:table-cell table:style-name="Table26.A2" office:value-type="string">
            <text:p text:style-name="P25">the field that returns the complete name</text:p>
          </table:table-cell>
        </table:table-row>
        <table:table-row>
          <table:table-cell table:style-name="Table26.A2" office:value-type="string">
            <text:p text:style-name="P16">IDFieldName</text:p>
          </table:table-cell>
          <table:table-cell table:style-name="Table26.A2" office:value-type="string">
            <text:p text:style-name="P25">the field that starts a user DN</text:p>
          </table:table-cell>
        </table:table-row>
        <table:table-row>
          <table:table-cell table:style-name="Table26.A2" office:value-type="string">
            <text:p text:style-name="P16">UIDFieldName</text:p>
          </table:table-cell>
          <table:table-cell table:style-name="Table26.A2" office:value-type="string">
            <text:p text:style-name="P24">the field that returns the login name</text:p>
          </table:table-cell>
        </table:table-row>
        <table:table-row>
          <table:table-cell table:style-name="Table26.A2" office:value-type="string">
            <text:p text:style-name="P16">MailFieldNames (optional)</text:p>
          </table:table-cell>
          <table:table-cell table:style-name="Table26.A2" office:value-type="string">
            <text:p text:style-name="P24">the fields that returns the user's email addresses (defaults to <text:span text:style-name="Code_20__28_inline_29_">mail</text:span> when unset)</text:p>
          </table:table-cell>
        </table:table-row>
        <table:table-row>
          <table:table-cell table:style-name="Table26.A2" office:value-type="string">
            <text:p text:style-name="P16">IMAPHostFieldName (optional)</text:p>
          </table:table-cell>
          <table:table-cell table:style-name="Table26.A2" office:value-type="string">
            <text:p text:style-name="P24">the field that returns the IMAP hostname for the user</text:p>
          </table:table-cell>
        </table:table-row>
        <table:table-row>
          <table:table-cell table:style-name="Table26.A2" office:value-type="string">
            <text:p text:style-name="P16">baseDN</text:p>
          </table:table-cell>
          <table:table-cell table:style-name="Table26.A2" office:value-type="string">
            <text:p text:style-name="P24">the base DN of your user entries</text:p>
          </table:table-cell>
        </table:table-row>
        <table:table-row>
          <table:table-cell table:style-name="Table26.A2" office:value-type="string">
            <text:p text:style-name="P16">filter (optional)</text:p>
          </table:table-cell>
          <table:table-cell table:style-name="Table26.A2" office:value-type="string">
            <text:p text:style-name="P24">the LDAP filter</text:p>
          </table:table-cell>
        </table:table-row>
        <text:soft-page-break/>
        <table:table-row>
          <table:table-cell table:style-name="Table26.A2" office:value-type="string">
            <text:p text:style-name="P16">scope (optional)</text:p>
          </table:table-cell>
          <table:table-cell table:style-name="Table26.A2" office:value-type="string">
            <text:p text:style-name="P24">either BASE, ONE or SUB</text:p>
          </table:table-cell>
        </table:table-row>
        <table:table-row>
          <table:table-cell table:style-name="Table26.A2" office:value-type="string">
            <text:p text:style-name="P16">bindDN</text:p>
          </table:table-cell>
          <table:table-cell table:style-name="Table26.A2" office:value-type="string">
            <text:p text:style-name="P24">the DN of the login name to user for binding to your server</text:p>
          </table:table-cell>
        </table:table-row>
        <table:table-row>
          <table:table-cell table:style-name="Table26.A2" office:value-type="string">
            <text:p text:style-name="P16">bindPassword</text:p>
          </table:table-cell>
          <table:table-cell table:style-name="Table26.A2" office:value-type="string">
            <text:p text:style-name="P24">its password</text:p>
          </table:table-cell>
        </table:table-row>
        <table:table-row>
          <table:table-cell table:style-name="Table26.A2" office:value-type="string">
            <text:p text:style-name="P16">bindFields (optional)</text:p>
          </table:table-cell>
          <table:table-cell table:style-name="Table26.A2" office:value-type="string">
            <text:p text:style-name="P24">a comma-delimited list of fields to use when doing indirect binds</text:p>
          </table:table-cell>
        </table:table-row>
        <table:table-row>
          <table:table-cell table:style-name="Table26.A2" office:value-type="string">
            <text:p text:style-name="P16">hostname</text:p>
          </table:table-cell>
          <table:table-cell table:style-name="Table26.A2" office:value-type="string">
            <text:p text:style-name="P24">a space-delimited list of LDAP hostnames or LDAP URLs</text:p>
          </table:table-cell>
        </table:table-row>
        <table:table-row>
          <table:table-cell table:style-name="Table26.A2" office:value-type="string">
            <text:p text:style-name="P16">port</text:p>
          </table:table-cell>
          <table:table-cell table:style-name="Table26.A2" office:value-type="string">
            <text:p text:style-name="P24">port number of the LDAP server</text:p>
          </table:table-cell>
        </table:table-row>
        <table:table-row>
          <table:table-cell table:style-name="Table26.A2" office:value-type="string">
            <text:p text:style-name="P16">encryption (optional)</text:p>
          </table:table-cell>
          <table:table-cell table:style-name="Table26.A2" office:value-type="string">
            <text:p text:style-name="P24">either SSL or STARTTLS</text:p>
          </table:table-cell>
        </table:table-row>
        <table:table-row>
          <table:table-cell table:style-name="Table26.A2" office:value-type="string">
            <text:p text:style-name="P16">canAuthenticate</text:p>
          </table:table-cell>
          <table:table-cell table:style-name="Table26.A2" office:value-type="string">
            <text:p text:style-name="P24">If set to YES, this LDAP source is used for authentication</text:p>
          </table:table-cell>
        </table:table-row>
        <table:table-row>
          <table:table-cell table:style-name="Table26.A2" office:value-type="string">
            <text:p text:style-name="P16">isAddressBook</text:p>
          </table:table-cell>
          <table:table-cell table:style-name="Table26.A2" office:value-type="string">
            <text:p text:style-name="P24">if set to YES, this LDAP source is used as a shared address book</text:p>
          </table:table-cell>
        </table:table-row>
        <table:table-row>
          <table:table-cell table:style-name="Table26.A2" office:value-type="string">
            <text:p text:style-name="P16">displayName (optional)</text:p>
          </table:table-cell>
          <table:table-cell table:style-name="Table26.A2" office:value-type="string">
            <text:p text:style-name="P24">if set as an address book, the human identification name of the LDAP repository</text:p>
          </table:table-cell>
        </table:table-row>
        <table:table-row>
          <table:table-cell table:style-name="Table26.A2" office:value-type="string">
            <text:p text:style-name="P16">ModulesConstraints (optional)</text:p>
          </table:table-cell>
          <table:table-cell table:style-name="Table26.A2" office:value-type="string">
            <text:p text:style-name="P24">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row>
          <table:table-cell table:style-name="Table26.A1" office:value-type="string">
            <text:p text:style-name="Table_20_Contents">SOGoLDAPUserManager<text:span text:style-name="T5">¬</text:span><text:span text:style-name="T5"><text:line-break/></text:span>CleanupInterval (optional)</text:p>
          </table:table-cell>
          <table:table-cell table:style-name="Table26.A1" office:value-type="string">
            <text:p text:style-name="Table_20_Contents">Parameter used to define the cleanup interval of the cached parameters related to LDAP users. Defaults to 0 when unset.</text:p>
          </table:table-cell>
        </table:table-row>
        <table:table-row>
          <table:table-cell table:style-name="Table26.A23" office:value-type="string">
            <text:p text:style-name="Table_20_Contents">SOGoLDAPQueryLimit (optional)</text:p>
          </table:table-cell>
          <table:table-cell table:style-name="Table26.A23"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26.A23" office:value-type="string">
            <text:p text:style-name="Table_20_Contents">SOGoLDAPQueryTimeout (optional)</text:p>
          </table:table-cell>
          <table:table-cell table:style-name="Table26.A2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14381999" text:style-name="L15">
        <text:list-header>
          <text:p text:style-name="P33">❏<text:tab/>givenName</text:p>
          <text:p text:style-name="P33">❏<text:tab/>cn</text:p>
          <text:p text:style-name="P33">❏<text:tab/>mail</text:p>
          <text:p text:style-name="P33">❏<text:tab/>sn</text:p>
          <text:p text:style-name="P30"><text:soft-page-break/></text:p>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8"/>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5">oracle://sogo:sogo@localhost:1526/sogo/sogo_folder_info</text:p>
          </table:table-cell>
        </table:table-row>
      </table:table>
      <text:p text:style-name="P8"/>
      <text:p text:style-name="P12">Make sure that your PostgreSQL server has TCP/IP connections support enabled.</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2109876405" text:style-name="L16">
              <text:list-header>
                <text:p text:style-name="P46"><text:span text:style-name="Code_20__28_inline_29_">◾ sendmail</text:span> – to use /usr/sbin/sendmail</text:p>
                <text:p text:style-name="P46"><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7"/>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1"/>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ext:soft-page-break/>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5">◾ YES</text:p>
                <text:p text:style-name="P45">◾ NO</text:p>
                <text:p text:style-name="P47">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1880909655" text:continue-numbering="true" text:style-name="L14">
              <text:list-header>
                <text:p text:style-name="P45">◾ YES</text:p>
                <text:p text:style-name="P45">◾ NO</text:p>
                <text:p text:style-name="P47">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6">Parameter used to specify which RFC the IMAP server implements with respect to ACLs. Possible values are :</text:p>
                <text:p text:style-name="P46"><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5">◾ YES</text:p>
                <text:p text:style-name="P45">◾ NO</text:p>
                <text:p text:style-name="P45">Defaults to NO when unset.</text:p>
              </text:list-header>
            </text:list>
          </table:table-cell>
        </table:table-row>
        <table:table-row>
          <table:table-cell table:style-name="Table28.A7" office:value-type="string">
            <text:p text:style-name="Table_20_Contents">SOGoForceIMAPLoginWithEmail</text:p>
          </table:table-cell>
          <table:table-cell table:style-name="Table28.A7" office:value-type="string">
            <text:p text:style-name="Table_20_Contents">Parameter used to specify if, when logging in to the IMAP server, the primary email address of the user will be used instead of the username. Possible values are :</text:p>
            <text:list xml:id="list987591875" text:continue-numbering="true" text:style-name="L14">
              <text:list-header>
                <text:p text:style-name="P45">◾ YES</text:p>
                <text:p text:style-name="P45">◾ NO</text:p>
                <text:p text:style-name="P45">Defaults to NO when unset.</text:p>
              </text:list-header>
            </text:list>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ext:soft-page-break/>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52158892" text:continue-list="list317216539" text:style-name="L16">
              <text:list-header>
                <text:p text:style-name="P46"><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4">SOGoMailListViewColumnsOrder = (Flagged, Attachment, Priority, From, Subject, Unread, Date, Siz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soft-page-break/><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8"/>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text:soft-page-break/>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Code">Finally, you should also make sure that the memcached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1), configuration (v1.6) and lang (v2.4). Download them and move them to :</text:p>
      <text:p text:style-name="Code">/opt/Funambol/tools/tomcat/lib/</text:p>
      <text:p text:style-name="P22"/>
      <text:p text:style-name="Standard">Then, download the funambol-sogo-1.0.6.s4j file from <text:a xlink:type="simple" xlink:href="http://www.inverse.ca/contributions/funambol.html">http://www.inverse.ca/contributions/funambol.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6</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3"><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p text:style-name="Standard"/>
      <text:h text:style-name="P50" text:outline-level="2">Apple iCal 3</text:h>
      <text:p text:style-name="Standard">Apple iCal 3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9"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09 Inverse inc.<text:tab/><text:chapter text:display="name" text:outline-level="1">Configuration</text:chapter><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85</meta:editing-cycles>
    <meta:editing-duration>PT12H20M17S</meta:editing-duration>
    <dc:date>2009-09-22T11:37:30</dc:date>
    <meta:document-statistic meta:table-count="8" meta:image-count="3" meta:object-count="0" meta:page-count="33" meta:paragraph-count="600" meta:word-count="5266" meta:character-count="35232"/>
    <meta:user-defined meta:name="Info 1"/>
    <meta:user-defined meta:name="Info 2"/>
    <meta:user-defined meta:name="Info 3"/>
    <meta:user-defined meta:name="Info 4"/>
  </office:meta>
</office:document-meta>
</file>